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ans" svg:font-family="Open-sans, sans-serif"/>
    <style:font-face style:name="Roboto" svg:font-family="Roboto, sans-serif"/>
    <style:font-face style:name="arial" svg:font-family="arial, sans-serif"/>
    <style:font-face style:name="sans-serif" svg:font-family="sans-serif"/>
    <style:font-face style:name="Lucida Sans1" svg:font-family="'Lucida Sans'" style:font-family-generic="swiss"/>
    <style:font-face style:name="Times3" svg:font-family="Times" style:font-family-generic="swiss"/>
    <style:font-face style:name="Courier New" svg:font-family="'Courier New'" style:font-adornments="Regular" style:font-family-generic="modern" style:font-pitch="fixed"/>
    <style:font-face style:name="Adine Kirnberg Alternate" svg:font-family="'Adine Kirnberg Alternate'"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Regular" style:font-family-generic="swiss" style:font-pitch="variable"/>
    <style:font-face style:name="Times1" svg:font-family="Time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01cm" fo:margin-left="0.002cm" fo:margin-top="0cm" fo:margin-bottom="0cm" table:align="left" style:writing-mode="lr-tb"/>
    </style:style>
    <style:style style:name="Table1.A" style:family="table-column">
      <style:table-column-properties style:column-width="2.45cm"/>
    </style:style>
    <style:style style:name="Table1.B" style:family="table-column">
      <style:table-column-properties style:column-width="5.359cm"/>
    </style:style>
    <style:style style:name="Table1.C" style:family="table-column">
      <style:table-column-properties style:column-width="3.334cm"/>
    </style:style>
    <style:style style:name="Table1.D" style:family="table-column">
      <style:table-column-properties style:column-width="5.556cm"/>
    </style:style>
    <style:style style:name="Table1.1" style:family="table-row">
      <style:table-row-properties style:min-row-height="0.503cm" style:keep-together="true" fo:keep-together="auto"/>
    </style:style>
    <style:style style:name="Table1.A1" style:family="table-cell">
      <style:table-cell-properties fo:background-color="#ffffff" fo:padding-left="0.191cm" fo:padding-right="0.191cm" fo:padding-top="0cm" fo:padding-bottom="0cm" fo:border-left="none" fo:border-right="none" fo:border-top="none" fo:border-bottom="0.018cm solid #000001">
        <style:background-image/>
      </style:table-cell-properties>
    </style:style>
    <style:style style:name="Table1.2" style:family="table-row">
      <style:table-row-properties style:min-row-height="0.512cm" style:keep-together="true" fo:keep-together="auto"/>
    </style:style>
    <style:style style:name="Table1.A2" style:family="table-cell">
      <style:table-cell-properties fo:background-color="#ffffff" fo:padding-left="0.191cm" fo:padding-right="0.191cm" fo:padding-top="0cm" fo:padding-bottom="0cm" fo:border="0.018cm solid #000001">
        <style:background-image/>
      </style:table-cell-properties>
    </style:style>
    <style:style style:name="Table1.3" style:family="table-row">
      <style:table-row-properties style:min-row-height="0.441cm" style:keep-together="true" fo:keep-together="auto"/>
    </style:style>
    <style:style style:name="Table2" style:family="table">
      <style:table-properties style:width="16.667cm" fo:margin-left="0.002cm" fo:margin-top="0cm" fo:margin-bottom="0cm" table:align="left" style:writing-mode="lr-tb"/>
    </style:style>
    <style:style style:name="Table2.A" style:family="table-column">
      <style:table-column-properties style:column-width="4.223cm"/>
    </style:style>
    <style:style style:name="Table2.B" style:family="table-column">
      <style:table-column-properties style:column-width="4.221cm"/>
    </style:style>
    <style:style style:name="Table2.D" style:family="table-column">
      <style:table-column-properties style:column-width="4.001cm"/>
    </style:style>
    <style:style style:name="Table2.1" style:family="table-row">
      <style:table-row-properties style:min-row-height="0.503cm" style:keep-together="true" fo:keep-together="auto"/>
    </style:style>
    <style:style style:name="Table2.A1" style:family="table-cell">
      <style:table-cell-properties fo:background-color="#ffffff" fo:padding-left="0.191cm" fo:padding-right="0.191cm" fo:padding-top="0cm" fo:padding-bottom="0cm" fo:border-left="none" fo:border-right="none" fo:border-top="none" fo:border-bottom="0.018cm solid #000001">
        <style:background-image/>
      </style:table-cell-properties>
    </style:style>
    <style:style style:name="Table2.2" style:family="table-row">
      <style:table-row-properties style:min-row-height="0.688cm" style:keep-together="true" fo:keep-together="auto"/>
    </style:style>
    <style:style style:name="Table2.A2" style:family="table-cell">
      <style:table-cell-properties fo:background-color="#ffffff" fo:padding-left="0.191cm" fo:padding-right="0.191cm" fo:padding-top="0cm" fo:padding-bottom="0cm" fo:border="0.018cm solid #000001">
        <style:background-image/>
      </style:table-cell-properties>
    </style:style>
    <style:style style:name="Table2.B2" style:family="table-cell">
      <style:table-cell-properties style:vertical-align="bottom" fo:background-color="#ffffff" fo:padding-left="0.191cm" fo:padding-right="0.191cm" fo:padding-top="0cm" fo:padding-bottom="0cm" fo:border="0.018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318cm"/>
          <style:tab-stop style:position="0.635cm"/>
          <style:tab-stop style:position="1.27cm"/>
          <style:tab-stop style:position="5.08cm"/>
          <style:tab-stop style:position="10.16cm"/>
        </style:tab-stops>
      </style:paragraph-properties>
    </style:style>
    <style:style style:name="P3" style:family="paragraph" style:parent-style-name="Standard">
      <style:paragraph-properties fo:text-align="center" style:justify-single-word="false">
        <style:tab-stops>
          <style:tab-stop style:position="0.318cm"/>
          <style:tab-stop style:position="0.635cm"/>
          <style:tab-stop style:position="1.27cm"/>
          <style:tab-stop style:position="5.08cm"/>
          <style:tab-stop style:position="10.16cm"/>
        </style:tab-stops>
      </style:paragraph-properties>
    </style:style>
    <style:style style:name="P4" style:family="paragraph" style:parent-style-name="Standard">
      <style:paragraph-properties fo:text-align="center" style:justify-single-word="false" fo:orphans="0" fo:widows="0"/>
    </style:style>
    <style:style style:name="P5" style:family="paragraph" style:parent-style-name="Standard">
      <style:paragraph-properties fo:orphans="0" fo:widows="0"/>
    </style:style>
    <style:style style:name="P6" style:family="paragraph" style:parent-style-name="Standard">
      <style:paragraph-properties>
        <style:tab-stops>
          <style:tab-stop style:position="0.318cm"/>
          <style:tab-stop style:position="0.635cm"/>
          <style:tab-stop style:position="1.27cm"/>
          <style:tab-stop style:position="5.08cm"/>
          <style:tab-stop style:position="10.16cm"/>
        </style:tab-stops>
      </style:paragraph-properties>
    </style:style>
    <style:style style:name="P7" style:family="paragraph" style:parent-style-name="Standard">
      <style:paragraph-properties fo:break-before="page"/>
    </style:style>
    <style:style style:name="P8" style:family="paragraph" style:parent-style-name="Standard">
      <style:paragraph-properties fo:margin-left="0.635cm" fo:margin-right="0cm" fo:text-indent="-0.635cm" style:auto-text-indent="false"/>
    </style:style>
    <style:style style:name="P9" style:family="paragraph" style:parent-style-name="Standard">
      <style:paragraph-properties fo:margin-left="1.27cm" fo:margin-right="0cm" fo:text-indent="-0.635cm" style:auto-text-indent="false"/>
    </style:style>
    <style:style style:name="P10" style:family="paragraph" style:parent-style-name="Text_20_body" style:list-style-name="WWNum3"/>
    <style:style style:name="P11" style:family="paragraph" style:parent-style-name="Text_20_body" style:list-style-name="WWNum4"/>
    <style:style style:name="P12" style:family="paragraph" style:parent-style-name="Text_20_body" style:list-style-name="WWNum6"/>
    <style:style style:name="P13" style:family="paragraph" style:parent-style-name="Text_20_body" style:list-style-name="WWNum7"/>
    <style:style style:name="P14" style:family="paragraph" style:parent-style-name="Text_20_body" style:list-style-name="WWNum2"/>
    <style:style style:name="P15" style:family="paragraph" style:parent-style-name="Text_20_body" style:list-style-name="WWNum13"/>
    <style:style style:name="P16" style:family="paragraph" style:parent-style-name="Text_20_body" style:list-style-name="WWNum12"/>
    <style:style style:name="P17" style:family="paragraph" style:parent-style-name="Head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P18" style:family="paragraph" style:parent-style-name="Header">
      <style:paragraph-properties>
        <style:tab-stops>
          <style:tab-stop style:position="0.318cm"/>
          <style:tab-stop style:position="0.635cm"/>
          <style:tab-stop style:position="1.27cm"/>
        </style:tab-stops>
      </style:paragraph-properties>
    </style:style>
    <style:style style:name="P19" style:family="paragraph" style:parent-style-name="Header">
      <style:paragraph-properties fo:break-before="page">
        <style:tab-stops>
          <style:tab-stop style:position="0.318cm"/>
          <style:tab-stop style:position="0.635cm"/>
          <style:tab-stop style:position="1.27cm"/>
        </style:tab-stops>
      </style:paragraph-properties>
    </style:style>
    <style:style style:name="P20" style:family="paragraph" style:parent-style-name="Foot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3">
      <style:paragraph-properties>
        <style:tab-stops>
          <style:tab-stop style:position="16.51cm" style:type="right" style:leader-style="dotted" style:leader-text="."/>
        </style:tab-stops>
      </style:paragraph-properties>
    </style:style>
    <style:style style:name="P23" style:family="paragraph" style:parent-style-name="List_20_Paragraph" style:list-style-name="WWNum5"/>
    <style:style style:name="P24" style:family="paragraph" style:parent-style-name="List_20_Paragraph" style:list-style-name="WWNum8"/>
    <style:style style:name="P25" style:family="paragraph" style:parent-style-name="List_20_Paragraph" style:list-style-name="WWNum10"/>
    <style:style style:name="P26" style:family="paragraph" style:parent-style-name="List_20_Paragraph" style:list-style-name="WWNum11"/>
    <style:style style:name="P27" style:family="paragraph" style:parent-style-name="Title" style:master-page-name="Standard">
      <style:paragraph-properties style:page-number="auto"/>
    </style:style>
    <style:style style:name="P28" style:family="paragraph" style:parent-style-name="Contents_20_2">
      <style:paragraph-properties>
        <style:tab-stops>
          <style:tab-stop style:position="16.51cm" style:type="right" style:leader-style="dotted" style:leader-text="."/>
        </style:tab-stops>
      </style:paragraph-properties>
    </style:style>
    <style:style style:name="P29" style:family="paragraph" style:parent-style-name="Heading_20_1" style:master-page-name="Converted3">
      <style:paragraph-properties style:page-number="auto"/>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asian="Arial Unicode MS1" style:font-name-complex="Arial Unicode MS1"/>
    </style:style>
    <style:style style:name="T6" style:family="text">
      <style:text-properties fo:font-style="italic" style:font-style-asian="italic" style:font-style-complex="italic"/>
    </style:style>
    <style:style style:name="T7" style:family="text">
      <style:text-properties fo:font-weight="normal" style:font-name-asian="Arial Unicode MS1" style:font-weight-asian="normal" style:font-name-complex="Arial Unicode MS1" style:font-weight-complex="normal"/>
    </style:style>
    <style:style style:name="T8" style:family="text">
      <style:text-properties fo:font-style="normal" style:font-style-asian="normal" style:font-style-complex="normal"/>
    </style:style>
    <style:style style:name="T9" style:family="text">
      <style:text-properties fo:font-style="normal" style:font-name-asian="Arial Unicode MS1" style:font-style-asian="normal" style:font-name-complex="Arial Unicode MS1"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000000" fo:font-weight="bold" style:font-style-asian="normal" style:font-weight-asian="bold" style:font-style-complex="normal" style:font-weight-complex="bold"/>
    </style:style>
    <style:style style:name="T12" style:family="text">
      <style:text-properties fo:font-size="22pt" style:font-size-asian="22pt" style:font-size-complex="22pt"/>
    </style:style>
    <style:style style:name="T13" style:family="text">
      <style:text-properties fo:font-variant="normal" fo:text-transform="none" fo:color="#333333" style:font-name="Times New Roman" fo:font-size="12pt" fo:letter-spacing="normal" fo:font-style="normal" fo:font-weight="normal" style:font-style-asian="normal" style:font-style-complex="normal"/>
    </style:style>
    <style:style style:name="T14" style:family="text">
      <style:text-properties fo:font-variant="normal" fo:text-transform="none" fo:color="#222222" style:font-name="Times New Roman" fo:font-size="12pt" fo:letter-spacing="normal" fo:font-style="normal" fo:font-weight="normal" style:font-style-asian="normal" style:font-style-complex="normal"/>
    </style:style>
    <style:style style:name="T15" style:family="text">
      <style:text-properties fo:font-variant="normal" fo:text-transform="none" fo:color="#222222" style:font-name="Times New Roman" fo:font-size="12pt" fo:letter-spacing="normal" fo:font-style="normal" fo:font-weight="normal" style:font-style-asian="normal" style:font-weight-asian="normal" style:font-style-complex="normal" style:font-weight-complex="normal"/>
    </style:style>
    <style:style style:name="T16" style:family="text">
      <style:text-properties fo:font-variant="normal" fo:text-transform="none" fo:color="#222222" style:font-name="Times New Roman" fo:font-size="12pt" fo:letter-spacing="normal" fo:font-style="normal" fo:font-weight="normal" style:font-size-asian="12pt" style:font-style-asian="italic" style:font-size-complex="12pt" style:font-style-complex="italic"/>
    </style:style>
    <style:style style:name="T17" style:family="text">
      <style:text-properties fo:font-variant="normal" fo:text-transform="none" fo:color="#222222" style:font-name="Times New Roman" fo:font-size="12pt" fo:letter-spacing="normal" fo:font-style="normal" fo:font-weight="normal" style:font-size-asian="12pt" style:font-style-asian="italic" style:font-weight-asian="normal" style:font-size-complex="12pt" style:font-style-complex="italic" style:font-weight-complex="normal"/>
    </style:style>
    <style:style style:name="T18" style:family="text">
      <style:text-properties fo:font-variant="normal" fo:text-transform="none" fo:color="#222222" style:font-name="Times New Roman" fo:font-size="12pt" fo:letter-spacing="normal" fo:font-style="normal" fo:font-weight="normal" style:font-style-asian="italic" style:font-style-complex="italic"/>
    </style:style>
    <style:style style:name="T19" style:family="text">
      <style:text-properties fo:font-variant="normal" fo:text-transform="none" fo:color="#222222" style:font-name="Times New Roman" fo:font-size="12pt" fo:letter-spacing="normal" fo:font-style="normal" fo:font-weight="bold" style:font-style-asian="normal" style:font-style-complex="normal"/>
    </style:style>
    <style:style style:name="T20" style:family="text">
      <style:text-properties fo:font-variant="normal" fo:text-transform="none" fo:color="#222222" style:font-name="Times New Roman" fo:font-size="12pt" fo:letter-spacing="normal" fo:font-style="italic" fo:font-weight="bold" style:font-size-asian="12pt" style:font-style-asian="italic" style:font-size-complex="12pt" style:font-style-complex="italic"/>
    </style:style>
    <style:style style:name="T21" style:family="text">
      <style:text-properties fo:font-variant="normal" fo:text-transform="none" fo:color="#222222" style:font-name="arial" fo:font-size="12pt" fo:letter-spacing="normal" fo:font-style="normal" fo:font-weight="normal" style:font-style-asian="italic" style:font-style-complex="italic"/>
    </style:style>
    <style:style style:name="T22" style:family="text">
      <style:text-properties fo:font-variant="normal" fo:text-transform="none" fo:color="#000000" style:font-name="Times New Roman" fo:font-size="12pt" fo:letter-spacing="normal" fo:font-style="normal" fo:font-weight="normal" style:font-size-asian="12pt" style:font-style-asian="italic" style:font-size-complex="12pt" style:font-style-complex="italic"/>
    </style:style>
    <style:style style:name="T23" style:family="text">
      <style:text-properties fo:font-variant="normal" fo:text-transform="none" fo:color="#000000" style:font-name="Times New Roman" fo:font-size="12pt" fo:letter-spacing="normal" fo:font-style="normal" style:text-underline-style="none" fo:font-weight="normal" style:font-size-asian="12pt" style:font-style-asian="italic" style:font-size-complex="12pt" style:font-style-complex="italic"/>
    </style:style>
    <style:style style:name="T24" style:family="text">
      <style:text-properties fo:font-variant="normal" fo:text-transform="none" fo:color="#000000" style:font-name="Times New Roman" fo:font-size="12pt" fo:letter-spacing="normal" fo:font-style="normal" style:text-underline-style="none" fo:font-weight="normal" fo:background-color="#ffffff" style:font-size-asian="12pt" style:font-style-asian="italic" style:font-size-complex="12pt" style:font-style-complex="italic"/>
    </style:style>
    <style:style style:name="T2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italic" style:font-size-complex="12pt" style:font-style-complex="italic"/>
    </style:style>
    <style:style style:name="T26" style:family="text">
      <style:text-properties fo:font-variant="normal" fo:text-transform="none" fo:color="#000000" style:text-line-through-style="none" style:font-name="Times New Roman" fo:font-size="12pt" fo:letter-spacing="normal" fo:font-style="italic" style:text-underline-style="none" fo:font-weight="normal" style:text-blinking="false" fo:background-color="#ffffff" style:font-size-asian="12pt" style:font-style-asian="italic" style:font-size-complex="12pt" style:font-style-complex="italic"/>
    </style:style>
    <style:style style:name="T27" style:family="text">
      <style:text-properties fo:font-size="12pt" fo:font-style="normal" style:text-underline-style="solid" style:text-underline-width="auto" style:text-underline-color="#000000" fo:font-weight="bold" style:font-size-asian="12pt" style:font-style-asian="normal" style:font-weight-asian="bold" style:font-size-complex="12pt" style:font-style-complex="normal" style:font-weight-complex="bold"/>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style:text-underline-style="solid" style:text-underline-width="auto" style:text-underline-color="#000000" fo:font-weight="bold" style:font-style-asian="normal" style:font-weight-asian="bold" style:font-style-complex="normal" style:font-weight-complex="bold"/>
    </style:style>
    <style:style style:name="T30" style:family="text">
      <style:text-properties style:font-name="Times New Roman" fo:font-style="italic" style:font-style-asian="italic" style:font-style-complex="italic"/>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fo:color="#000000" fo:font-style="normal" style:text-underline-style="none" style:font-style-asian="normal" style:font-style-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page_20_number"><text:span text:style-name="T12">Software Requirements Specification Template</text:span></text:span></text:p>
      <text:p text:style-name="P1"><text:span text:style-name="page_20_number"/></text:p>
      <text:p text:style-name="P1"><text:span text:style-name="page_20_number">CS 258 Software Engineering</text:span></text:p>
      <text:p text:style-name="P1"><text:span text:style-name="page_20_number">January 2019</text:span></text:p>
      <text:p text:style-name="Standard"><text:span text:style-name="page_20_number"><text:span text:style-name="T2"/></text:span></text:p>
      <text:p text:style-name="Standard"><text:span text:style-name="page_20_number"><text:span text:style-name="T2"/></text:span></text:p>
      <text:p text:style-name="P1"><text:span text:style-name="page_20_number"><text:span text:style-name="T2">GUI for Underwater Robotics</text:span></text:span></text:p>
      <text:p text:style-name="P1"><text:span text:style-name="page_20_number"><text:span text:style-name="T3"/></text:span></text:p>
      <text:p text:style-name="P1"><text:span text:style-name="page_20_number"><text:span text:style-name="T2">Software Requirements Specification</text:span></text:span></text:p>
      <text:p text:style-name="P1"><text:span text:style-name="page_20_number"><text:span text:style-name="T3"/></text:span></text:p>
      <text:p text:style-name="P1"><text:span text:style-name="page_20_number"><text:span text:style-name="T2">1.0</text:span></text:span></text:p>
      <text:p text:style-name="P1"><text:span text:style-name="page_20_number"><text:span text:style-name="T3"/></text:span></text:p>
      <text:p text:style-name="P1"><text:span text:style-name="page_20_number"><text:span text:style-name="T2"/></text:span></text:p>
      <text:p text:style-name="P1"><text:span text:style-name="page_20_number"><text:span text:style-name="T2">19-01-2019</text:span></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2">Group-K</text:span></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3"/></text:span></text:p>
      <text:p text:style-name="P1"><text:span text:style-name="page_20_number"><text:span text:style-name="T3">Prepared for</text:span></text:span></text:p>
      <text:p text:style-name="P1"><text:span text:style-name="page_20_number"><text:span text:style-name="T3">CS 258 Software Engineering</text:span></text:span></text:p>
      <text:p text:style-name="P1"><text:span text:style-name="page_20_number"><text:span text:style-name="T3">Spring 2019</text:span></text:span></text:p>
      <text:p text:style-name="P1"><text:span text:style-name="page_20_number"><text:span text:style-name="T3"/></text:span></text:p>
      <text:p text:style-name="P18"/>
      <text:p text:style-name="P19"><text:span text:style-name="page_20_number"/></text:p>
      <text:list xml:id="list2395420940250255483" text:style-name="Outline">
        <text:list-item>
          <text:h text:style-name="Heading_20_1" text:outline-level="1"><text:bookmark-start text:name="_Toc"/><text:span text:style-name="page_20_number"><text:span text:style-name="T5">Revision History</text:span></text:span><text:bookmark-end text:name="_Toc"/></text:h>
        </text:list-item>
      </text:list>
      <text:p text:style-name="P4"><text:span text:style-name="page_20_numb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page_20_number"><text:span text:style-name="T1">Date</text:span></text:span></text:p>
          </table:table-cell>
          <table:table-cell table:style-name="Table1.A1" office:value-type="string">
            <text:p text:style-name="P1"><text:span text:style-name="page_20_number"><text:span text:style-name="T1">Description</text:span></text:span></text:p>
          </table:table-cell>
          <table:table-cell table:style-name="Table1.A1" office:value-type="string">
            <text:p text:style-name="P1"><text:span text:style-name="page_20_number"><text:span text:style-name="T1">Author</text:span></text:span></text:p>
          </table:table-cell>
          <table:table-cell table:style-name="Table1.A1" office:value-type="string">
            <text:p text:style-name="P1"><text:span text:style-name="page_20_number"><text:span text:style-name="T1">Comments</text:span></text:span></text:p>
          </table:table-cell>
        </table:table-row>
        <table:table-row table:style-name="Table1.2">
          <table:table-cell table:style-name="Table1.A2" office:value-type="string">
            <text:p text:style-name="P1"><text:span text:style-name="page_20_number">19-01-2019</text:span></text:p>
          </table:table-cell>
          <table:table-cell table:style-name="Table1.A2" office:value-type="string">
            <text:p text:style-name="P1"><text:span text:style-name="page_20_number">v1.0</text:span></text:p>
          </table:table-cell>
          <table:table-cell table:style-name="Table1.A2" office:value-type="string">
            <text:p text:style-name="P1"><text:span text:style-name="page_20_number">Group-K</text:span></text:p>
          </table:table-cell>
          <table:table-cell table:style-name="Table1.A2" office:value-type="string">
            <text:p text:style-name="P1"><text:span text:style-name="page_20_number">Initial release</text:span></text:p>
          </table:table-cell>
        </table:table-row>
        <table:table-row table:style-name="Table1.3">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row>
        <table:table-row table:style-name="Table1.3">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row>
        <table:table-row table:style-name="Table1.3">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row>
      </table:table>
      <text:p text:style-name="P4"><text:span text:style-name="page_20_number"/></text:p>
      <text:p text:style-name="P1"><text:span text:style-name="page_20_number"/></text:p>
      <text:p text:style-name="Standard"><text:span text:style-name="page_20_number"/></text:p>
      <text:list xml:id="list43354393" text:continue-numbering="true" text:style-name="Outline">
        <text:list-item>
          <text:h text:style-name="Heading_20_1" text:outline-level="1"><text:bookmark-start text:name="_Toc1"/><text:span text:style-name="page_20_number"><text:span text:style-name="T5">Document Approval</text:span></text:span><text:bookmark-end text:name="_Toc1"/></text:h>
        </text:list-item>
      </text:list>
      <text:p text:style-name="Standard"><text:span text:style-name="page_20_number"/></text:p>
      <text:p text:style-name="P5"><text:span text:style-name="page_20_number">The following Software Requirements Specification has been accepted and approved by the following:</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2"><text:span text:style-name="page_20_number"><text:span text:style-name="T1">Signature</text:span></text:span></text:p>
          </table:table-cell>
          <table:table-cell table:style-name="Table2.A1" office:value-type="string">
            <text:p text:style-name="P2"><text:span text:style-name="page_20_number"><text:span text:style-name="T1">Printed Name</text:span></text:span></text:p>
          </table:table-cell>
          <table:table-cell table:style-name="Table2.A1" office:value-type="string">
            <text:p text:style-name="P2"><text:span text:style-name="page_20_number"><text:span text:style-name="T1">Title</text:span></text:span></text:p>
          </table:table-cell>
          <table:table-cell table:style-name="Table2.A1" office:value-type="string">
            <text:p text:style-name="P2"><text:span text:style-name="page_20_number"><text:span text:style-name="T1">Date</text:span></text:span></text:p>
          </table:table-cell>
        </table:table-row>
        <table:table-row table:style-name="Table2.2">
          <table:table-cell table:style-name="Table2.A2" office:value-type="string">
            <text:p text:style-name="Standard"/>
          </table:table-cell>
          <table:table-cell table:style-name="Table2.B2" office:value-type="string">
            <text:p text:style-name="P2"><text:span text:style-name="page_20_number">Group-K</text:span></text:p>
          </table:table-cell>
          <table:table-cell table:style-name="Table2.B2" office:value-type="string">
            <text:p text:style-name="P6"/>
          </table:table-cell>
          <table:table-cell table:style-name="Table2.A2" office:value-type="string">
            <text:p text:style-name="Standard"/>
          </table:table-cell>
        </table:table-row>
        <table:table-row table:style-name="Table2.2">
          <table:table-cell table:style-name="Table2.A2" office:value-type="string">
            <text:p text:style-name="Standard"/>
          </table:table-cell>
          <table:table-cell table:style-name="Table2.B2" office:value-type="string">
            <text:p text:style-name="P6"/>
          </table:table-cell>
          <table:table-cell table:style-name="Table2.B2" office:value-type="string">
            <text:p text:style-name="P6"/>
          </table:table-cell>
          <table:table-cell table:style-name="Table2.A2" office:value-type="string">
            <text:p text:style-name="Standard"/>
          </table:table-cell>
        </table:table-row>
        <table:table-row table:style-name="Table2.2">
          <table:table-cell table:style-name="Table2.A2" office:value-type="string">
            <text:p text:style-name="Standard"/>
          </table:table-cell>
          <table:table-cell table:style-name="Table2.B2" office:value-type="string">
            <text:p text:style-name="Standard"/>
          </table:table-cell>
          <table:table-cell table:style-name="Table2.B2" office:value-type="string">
            <text:p text:style-name="Standard"/>
          </table:table-cell>
          <table:table-cell table:style-name="Table2.A2" office:value-type="string">
            <text:p text:style-name="Standard"/>
          </table:table-cell>
        </table:table-row>
      </table:table>
      <text:p text:style-name="P5"><text:span text:style-name="page_20_number"/></text:p>
      <text:p text:style-name="P6"><text:span text:style-name="page_20_number"><text:tab/><text:tab/><text:tab/><text:tab/><text:tab/></text:span></text:p>
      <text:p text:style-name="Standard"/>
      <text:p text:style-name="P7"><text:span text:style-name="page_20_number"><text:span text:style-name="T4"/></text:span></text:p>
      <text:p text:style-name="Standard"><text:span text:style-name="page_20_number"><text:span text:style-name="T4">Table of Contents</text:span></text:span></text:p>
      <text:p text:style-name="P18"><text:span text:style-name="page_20_number"><text:span text:style-name="T4"/></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Revision History<text:tab/>3</text:p>
          <text:p text:style-name="P21">Document Approval<text:tab/>3</text:p>
          <text:p text:style-name="P21">1. Introduction<text:tab/>6</text:p>
          <text:p text:style-name="P28">1.1 Purpose<text:tab/>6</text:p>
          <text:p text:style-name="P28">1.2 Scope<text:tab/>6</text:p>
          <text:p text:style-name="P28">1.3 Definitions, Acronyms, and Abbreviations<text:tab/>6</text:p>
          <text:p text:style-name="P28">1.4 References<text:tab/>6</text:p>
          <text:p text:style-name="P28">1.5 Overview<text:tab/>6</text:p>
          <text:p text:style-name="P21">2. General Description<text:tab/>7</text:p>
          <text:p text:style-name="P28">2.1 Product Perspective<text:tab/>7</text:p>
          <text:p text:style-name="P28">2.2 Product Functions<text:tab/>7</text:p>
          <text:p text:style-name="P28">2.3 User Characteristics<text:tab/>7</text:p>
          <text:p text:style-name="P28">2.4 General Constraints<text:tab/>7</text:p>
          <text:p text:style-name="P28">2.5 Assumptions and Dependencies<text:tab/>7</text:p>
          <text:p text:style-name="P21">3. Specific Requirements<text:tab/>8</text:p>
          <text:p text:style-name="P28">3.1 External Interface Requirements<text:tab/>8</text:p>
          <text:p text:style-name="P22">3.1.1 User Interfaces<text:tab/>8</text:p>
          <text:p text:style-name="P22">3.1.2 Hardware Interfaces<text:tab/>8</text:p>
          <text:p text:style-name="P22">3.1.3 Software Interfaces<text:tab/>8</text:p>
          <text:p text:style-name="P22">3.1.4 Communications Interfaces<text:tab/>8</text:p>
          <text:p text:style-name="P28">3.2 Functional Requirements<text:tab/>8</text:p>
          <text:p text:style-name="P22">3.2.1 Wireless automation<text:tab/>9</text:p>
          <text:p text:style-name="P22">3.2.2 Sensory Data Retrieval<text:tab/>9</text:p>
          <text:p text:style-name="P28">3.3 Classes / Objects (To be Disclosed)<text:tab/>9</text:p>
          <text:p text:style-name="P22">3.3.1 &lt;Class / Object #1&gt;<text:tab/>9</text:p>
          <text:p text:style-name="P22">3.3.2 &lt;Class / Object #2&gt;<text:tab/>9</text:p>
          <text:p text:style-name="P28">3.4 Non-Functional Requirements<text:tab/>9</text:p>
          <text:p text:style-name="P22">3.4.1 Performance<text:tab/>10</text:p>
          <text:p text:style-name="P22"><text:s/>will be found<text:tab/>10</text:p>
          <text:p text:style-name="P22">3.4.2 Reliability<text:tab/>10</text:p>
          <text:p text:style-name="P22"><text:s/>will be found<text:tab/>10</text:p>
          <text:p text:style-name="P22">3.4.3 Availability<text:tab/>10</text:p>
          <text:p text:style-name="P22"><text:s/>Raspberry Pi should be available for script running.<text:tab/>10</text:p>
          <text:p text:style-name="P22">3.4.4 Security<text:tab/>10</text:p>
          <text:p text:style-name="P22"><text:s/>--<text:tab/>10</text:p>
          <text:p text:style-name="P22">3.4.5 Maintainability<text:tab/>10</text:p>
          <text:p text:style-name="P22"><text:s/>--<text:tab/>10</text:p>
          <text:p text:style-name="P22">3.4.6 Portability<text:tab/>10</text:p>
          <text:p text:style-name="P28">3.5 Inverse Requirements<text:tab/>10</text:p>
          <text:p text:style-name="P28"><text:soft-page-break/>3.6 Design Constraints<text:tab/>10</text:p>
          <text:p text:style-name="P28">3.7 Logical Database Requirements<text:tab/>10</text:p>
          <text:p text:style-name="P28">3.8 Other Requirements<text:tab/>10</text:p>
          <text:p text:style-name="P21">A. Appendices<text:tab/>10</text:p>
          <text:p text:style-name="P28">A.1 Appendix 1<text:tab/>11</text:p>
          <text:p text:style-name="P28">A.2 Appendix 2<text:tab/>11</text:p>
        </text:index-body>
      </text:table-of-content>
      <text:p text:style-name="Standard"><text:span text:style-name="page_20_number"><text:span text:style-name="T4"/></text:span></text:p>
      <text:p text:style-name="Standard"><text:span text:style-name="page_20_number"><text:span text:style-name="T4"/></text:span></text:p>
      <text:p text:style-name="Header_20__26__20_Footer"/>
      <text:list xml:id="list43357797" text:continue-numbering="true" text:style-name="Outline">
        <text:list-item>
          <text:h text:style-name="P29" text:outline-level="1"><text:bookmark-start text:name="_Toc2"/><text:span text:style-name="page_20_number"><text:span text:style-name="T5">1. Introduction</text:span></text:span><text:bookmark-end text:name="_Toc2"/></text:h>
        </text:list-item>
      </text:list>
      <text:p text:style-name="Text_20_body"><text:span text:style-name="page_20_number"><text:span text:style-name="T8">This is the Software Requirements Specification Document for the project named GUI for Underwater Robotics, under guidance of Dr. IA Palani and Dr. Abhishek Srivastava. This document will enunciate all of the specific and general requirements that are necessary for the project to be fruitful in completing said requirements and restrictions provided by the user.</text:span></text:span></text:p>
      <text:p text:style-name="Text_20_body"><text:span text:style-name="page_20_number"><text:span text:style-name="T8">This document will be updated over the course of the entire project as the scope of this project is very expandable. <text:s/></text:span></text:span></text:p>
      <text:list xml:id="list43355867" text:continue-numbering="true" text:style-name="Outline">
        <text:list-item>
          <text:list>
            <text:list-item>
              <text:h text:style-name="Heading_20_2" text:outline-level="2"><text:bookmark-start text:name="_Toc3"/><text:span text:style-name="page_20_number"><text:span text:style-name="T5">1.1 Purpose</text:span></text:span><text:bookmark-end text:name="_Toc3"/></text:h>
            </text:list-item>
          </text:list>
        </text:list-item>
      </text:list>
      <text:p text:style-name="Standard"><text:span text:style-name="page_20_number"><text:span text:style-name="T8">To create a Graphical User Interface (GUI) for an underwater fish developed by the Mechanical Department of IIT Indore under the guidance of Dr. I.A. Palani.</text:span></text:span></text:p>
      <text:list xml:id="list43346661" text:continue-numbering="true" text:style-name="Outline">
        <text:list-item>
          <text:list>
            <text:list-item>
              <text:h text:style-name="Heading_20_2" text:outline-level="2"><text:bookmark-start text:name="_Toc4"/><text:span text:style-name="page_20_number"><text:span text:style-name="T5">1.2 Scope</text:span></text:span><text:bookmark-end text:name="_Toc4"/></text:h>
            </text:list-item>
          </text:list>
        </text:list-item>
      </text:list>
      <text:p text:style-name="Standard"><text:span text:style-name="page_20_number"><text:span text:style-name="T8">The project will include:</text:span></text:span></text:p>
      <text:p text:style-name="P8"><text:span text:style-name="page_20_number"><text:span text:style-name="T8">(1)<text:tab/> GUI for Arduino commands and Sensor data hosting via Raspberry Pi.</text:span></text:span></text:p>
      <text:p text:style-name="P8"><text:span text:style-name="page_20_number"><text:span text:style-name="T8">(2) Wireless automation of the robot, and sensor data retrieval.</text:span></text:span></text:p>
      <text:p text:style-name="P8"><text:span text:style-name="page_20_number"><text:span text:style-name="T8">(3)<text:tab/>Benefits like:</text:span></text:span></text:p>
      <text:p text:style-name="P9"><text:span text:style-name="page_20_number"><text:span text:style-name="T8">(a) Wireless control over robot maneuvering via user-friendly GUI.</text:span></text:span></text:p>
      <text:p text:style-name="P9"><text:span text:style-name="page_20_number"><text:span text:style-name="T8">(b) Continual data feed from sensors to a user-friendly GUI.</text:span></text:span></text:p>
      <text:list xml:id="list43340596" text:continue-numbering="true" text:style-name="Outline">
        <text:list-item>
          <text:list>
            <text:list-item>
              <text:h text:style-name="Heading_20_2" text:outline-level="2"><text:bookmark-start text:name="_Toc5"/><text:span text:style-name="page_20_number"><text:span text:style-name="T5">1.3 Definitions, Acronyms, and Abbreviations</text:span></text:span><text:bookmark-end text:name="_Toc5"/></text:h>
            </text:list-item>
          </text:list>
        </text:list-item>
      </text:list>
      <text:p text:style-name="Standard"><text:span text:style-name="page_20_number"><text:span text:style-name="T27">GUI</text:span></text:span><text:span text:style-name="page_20_number"><text:span text:style-name="T6"> - </text:span></text:span><text:span text:style-name="page_20_number"><text:span text:style-name="T13">A graphical user interface (GUI) is an interface through which a user interacts with electronic devices such as computers, hand-held devices and other appliances. This interface uses icons, menus and other visual indicator (graphics) representations to display information and related user controls.</text:span></text:span></text:p>
      <text:p text:style-name="Standard"><text:span text:style-name="page_20_number"><text:span text:style-name="T27">Raspberry Pi</text:span></text:span><text:span text:style-name="page_20_number"><text:span text:style-name="T6"> - </text:span></text:span><text:span text:style-name="page_20_number"><text:span text:style-name="T14">The Raspberry Pi is a low cost, </text:span></text:span><text:span text:style-name="page_20_number"><text:span text:style-name="Strong_20_Emphasis"><text:span text:style-name="T15">credit-card sized computer</text:span></text:span></text:span><text:span text:style-name="page_20_number"><text:span text:style-name="T19"> </text:span></text:span><text:span text:style-name="page_20_number"><text:span text:style-name="T14">that plugs ito a computer monitor or TV, and uses a standard keyboard and mouse. It’s capable of doing everything you’d expect a desktop computer to do, from browsing the internet and playing high-definition video, to making spreadsheets, word-processing, and playing games.</text:span></text:span><text:span text:style-name="page_20_number"><text:span text:style-name="T28"> </text:span></text:span></text:p>
      <text:p text:style-name="Standard"><text:span text:style-name="page_20_number"><text:span text:style-name="T29">Arduino</text:span></text:span><text:span text:style-name="page_20_number"><text:span text:style-name="T30"> - </text:span></text:span><text:span text:style-name="page_20_number"><text:span text:style-name="T17">Arduino</text:span></text:span><text:span text:style-name="page_20_number"><text:span text:style-name="T20"> </text:span></text:span><text:span text:style-name="page_20_number"><text:span text:style-name="T16">is an</text:span></text:span><text:span text:style-name="page_20_number"><text:span text:style-name="T22"> </text:span></text:span><text:a xlink:type="simple" xlink:href="https://en.wikipedia.org/wiki/Open-source_hardware" text:style-name="Internet_20_link" text:visited-style-name="Visited_20_Internet_20_Link"><text:span text:style-name="page_20_number"><text:span text:style-name="T25">open-source hardware</text:span></text:span></text:a><text:span text:style-name="page_20_number"><text:span text:style-name="T26"> </text:span></text:span><text:span text:style-name="page_20_number"><text:span text:style-name="T22">and </text:span></text:span><text:a xlink:type="simple" xlink:href="https://en.wikipedia.org/wiki/Open-source_software" text:style-name="Internet_20_link" text:visited-style-name="Visited_20_Internet_20_Link"><text:span text:style-name="page_20_number"><text:span text:style-name="T25">software</text:span></text:span></text:a><text:span text:style-name="page_20_number"><text:span text:style-name="T26"> </text:span></text:span><text:span text:style-name="page_20_number"><text:span text:style-name="T16">company, project and user community that designs and manufactures</text:span></text:span><text:span text:style-name="page_20_number"><text:span text:style-name="T23"> </text:span></text:span><text:a xlink:type="simple" xlink:href="https://en.wikipedia.org/wiki/Single-board_microcontroller" text:style-name="Internet_20_link" text:visited-style-name="Visited_20_Internet_20_Link"><text:span text:style-name="page_20_number"><text:span text:style-name="T24">single-board microcontrollers</text:span></text:span></text:a><text:span text:style-name="page_20_number"><text:span text:style-name="T16"> and</text:span></text:span><text:span text:style-name="page_20_number"><text:span text:style-name="T23"> </text:span></text:span><text:a xlink:type="simple" xlink:href="https://en.wikipedia.org/wiki/Microcontroller" text:style-name="Internet_20_link" text:visited-style-name="Visited_20_Internet_20_Link"><text:span text:style-name="page_20_number"><text:span text:style-name="T25">microcontroller</text:span></text:span></text:a><text:span text:style-name="page_20_number"><text:span text:style-name="T16">kits for building digital devices and interactive objects that can sense and control objects in the physical and digital world.</text:span></text:span><text:span text:style-name="page_20_number"><text:span text:style-name="T31"> </text:span></text:span></text:p>
      <text:p text:style-name="Standard"><text:span text:style-name="page_20_number"><text:span text:style-name="T11">Shape Memory Alloys</text:span></text:span><text:span text:style-name="page_20_number"><text:span text:style-name="T6"> - </text:span></text:span><text:span text:style-name="page_20_number"><text:span text:style-name="T18">A shape-memory alloy is an alloy that "remembers" its original shape and that when deformed returns to its pre-deformed shape when heated. This material is a lightweight, solid-state alternative to conventional actuators such as hydraulic, pneumatic, and motor-based systems.</text:span></text:span><text:span text:style-name="page_20_number"><text:span text:style-name="T30"> </text:span></text:span></text:p>
      <text:p text:style-name="Standard"><text:span text:style-name="page_20_number"><text:span text:style-name="T11">Python</text:span></text:span><text:span text:style-name="page_20_number"><text:span text:style-name="T6"> - </text:span></text:span><text:span text:style-name="page_20_number"><text:span text:style-name="T18">Python is an interpreted, high-level, general-purpose programming language. Python has a design philosophy that emphasizes code readability, notably using significant whitespace. It provides constructs that enable clear programming on both small and large scales</text:span></text:span><text:span text:style-name="page_20_number"><text:span text:style-name="T21">.</text:span></text:span><text:span text:style-name="page_20_number"><text:span text:style-name="T6"> </text:span></text:span></text:p>
      <text:list xml:id="list43351792" text:continue-numbering="true" text:style-name="Outline">
        <text:list-item>
          <text:list>
            <text:list-item>
              <text:h text:style-name="Heading_20_2" text:outline-level="2"><text:soft-page-break/><text:span text:style-name="page_20_number"><text:span text:style-name="T5"/></text:span></text:h>
            </text:list-item>
            <text:list-item>
              <text:h text:style-name="Heading_20_2" text:outline-level="2"><text:bookmark-start text:name="_Toc6"/><text:span text:style-name="page_20_number"><text:span text:style-name="T5">1.4 References</text:span></text:span><text:bookmark-end text:name="_Toc6"/></text:h>
            </text:list-item>
          </text:list>
        </text:list-item>
      </text:list>
      <text:p text:style-name="Standard"><text:span text:style-name="page_20_number"><text:span text:style-name="T8">Project related papers and references:</text:span></text:span></text:p>
      <text:p text:style-name="P8"><text:span text:style-name="page_20_number"><text:span text:style-name="T8">(1)<text:tab/>Fish-inspired robots: design, sensing, actuation, and autonomy-a review of research</text:span></text:span><text:span text:style-name="T8">, published on 13-04-2016 under Mechanical Dept, IIT Patna (Grant No. SB/FTP/ETA-44/2013) (http://iopscience.iop.org/article/10.1088/1748-3190/11/3/031001/meta)</text:span></text:p>
      <text:p text:style-name="P8"><text:span text:style-name="page_20_number"><text:span text:style-name="T8">(2)<text:tab/></text:span></text:span><text:a xlink:type="simple" xlink:href="https://www.arduino.cc/" text:style-name="Internet_20_link" text:visited-style-name="Visited_20_Internet_20_Link"><text:span text:style-name="T32">https://www.arduino.cc/</text:span></text:a></text:p>
      <text:p text:style-name="P8"><text:span text:style-name="page_20_number"><text:span text:style-name="T8">(3) https://www.raspberrypi.org/</text:span></text:span></text:p>
      <text:list xml:id="list43352058" text:continue-numbering="true" text:style-name="Outline">
        <text:list-item>
          <text:list>
            <text:list-item>
              <text:h text:style-name="Heading_20_2" text:outline-level="2"><text:bookmark-start text:name="_Toc7"/><text:span text:style-name="page_20_number"><text:span text:style-name="T5">1.5 Overview</text:span></text:span><text:bookmark-end text:name="_Toc7"/></text:h>
            </text:list-item>
          </text:list>
        </text:list-item>
      </text:list>
      <text:p text:style-name="P8"><text:span text:style-name="page_20_number"><text:span text:style-name="T8">(1) The SRS contains the general and specific requirements in depth as per the user's demands. </text:span></text:span></text:p>
      <text:p text:style-name="P8"><text:span text:style-name="page_20_number"><text:span text:style-name="T8">(2) The SRS contains introduction of the project followed by the general desription which includes product perspective, the general constraints and the assumptions taken. It is then followed by the specific requirements which describes the Interace requirements and also tackles the functional and non-functional requirements. <text:s text:c="2"/></text:span></text:span></text:p>
      <text:p text:style-name="P8"><text:span text:style-name="page_20_number"><text:span text:style-name="T6">.</text:span></text:span><text:bookmark-start text:name="_Toc8"/></text:p>
      <text:list xml:id="list43325850" text:continue-numbering="true" text:style-name="Outline">
        <text:list-item>
          <text:h text:style-name="Heading_20_1" text:outline-level="1"><text:span text:style-name="page_20_number"><text:span text:style-name="T5">2. General Description</text:span></text:span><text:bookmark-end text:name="_Toc8"/></text:h>
        </text:list-item>
      </text:list>
      <text:p text:style-name="Standard"><text:span text:style-name="page_20_number"><text:span text:style-name="T8">The GUI developed will rely heavily on internet availability to the developed underwater fish robot. During initial stages, the GUI will be developed for an Arduino base whereas, due to the need of sensor data retrieval, the GUI would be based on a Raspberry Pi. Web server hosting from the Raspberry Pi will require internet connection as well. </text:span></text:span><text:span text:style-name="page_20_number"><text:span text:style-name="T6"><text:s/></text:span></text:span></text:p>
      <text:list xml:id="list43334195" text:continue-numbering="true" text:style-name="Outline">
        <text:list-item>
          <text:list>
            <text:list-item>
              <text:h text:style-name="Heading_20_2" text:outline-level="2"><text:bookmark-start text:name="_Toc9"/><text:span text:style-name="page_20_number"><text:span text:style-name="T5">2.1 Product Perspective</text:span></text:span><text:bookmark-end text:name="_Toc9"/></text:h>
            </text:list-item>
          </text:list>
        </text:list-item>
      </text:list>
      <text:p text:style-name="Standard"><text:span text:style-name="page_20_number"><text:span text:style-name="T8">It is similar to a Database Project in a way that data from sensors is collected by the Raspberry Pi and it is hosted on a web-server, hence making the sensory data visible to the user in a friendly manner.</text:span></text:span></text:p>
      <text:list xml:id="list43353325" text:continue-numbering="true" text:style-name="Outline">
        <text:list-item>
          <text:list>
            <text:list-item>
              <text:h text:style-name="Heading_20_2" text:outline-level="2"><text:bookmark-start text:name="_Toc10"/><text:span text:style-name="page_20_number"><text:span text:style-name="T5">2.2 Product Functions</text:span></text:span><text:bookmark-end text:name="_Toc10"/></text:h>
            </text:list-item>
          </text:list>
        </text:list-item>
      </text:list>
      <text:p text:style-name="Text_20_body"><text:span text:style-name="page_20_number"><text:span text:style-name="T8">The software will provide:</text:span></text:span></text:p>
      <text:list xml:id="list9126535585957293710" text:style-name="WWNum3">
        <text:list-item>
          <text:p text:style-name="P10"><text:span text:style-name="page_20_number"><text:span text:style-name="T8">Wireless automation </text:span></text:span></text:p>
        </text:list-item>
        <text:list-item>
          <text:p text:style-name="P10"><text:span text:style-name="page_20_number"><text:span text:style-name="T8">Sensory data retrieval</text:span></text:span></text:p>
        </text:list-item>
        <text:list-item>
          <text:p text:style-name="P10"><text:span text:style-name="page_20_number"><text:span text:style-name="T8">User-friendly interface for robot interaction.</text:span></text:span></text:p>
        </text:list-item>
      </text:list>
      <text:list xml:id="list43352155" text:continue-list="list43353325" text:style-name="Outline">
        <text:list-item>
          <text:list>
            <text:list-item>
              <text:h text:style-name="Heading_20_2" text:outline-level="2"><text:bookmark-start text:name="_Toc11"/><text:span text:style-name="page_20_number"><text:span text:style-name="T5">2.3 User Characteristics</text:span></text:span><text:bookmark-end text:name="_Toc11"/></text:h>
            </text:list-item>
          </text:list>
        </text:list-item>
      </text:list>
      <text:p text:style-name="Text_20_body"><text:span text:style-name="page_20_number"><text:span text:style-name="T8">The users will have basic knowledge of:</text:span></text:span></text:p>
      <text:list xml:id="list7523509786237301964" text:style-name="WWNum4">
        <text:list-item>
          <text:p text:style-name="P11"><text:span text:style-name="page_20_number"><text:span text:style-name="T8">How to operate a computer</text:span></text:span></text:p>
        </text:list-item>
        <text:list-item>
          <text:p text:style-name="P11"><text:span text:style-name="page_20_number"><text:span text:style-name="T8">How to use an OS like Windows or Linux</text:span></text:span></text:p>
        </text:list-item>
        <text:list-item>
          <text:p text:style-name="P11"><text:span text:style-name="page_20_number"><text:span text:style-name="T8">Shape memory alloy properties</text:span></text:span></text:p>
        </text:list-item>
        <text:list-item>
          <text:p text:style-name="P11"><text:span text:style-name="page_20_number"><text:span text:style-name="T8">Underwater Fish Robot Model</text:span></text:span></text:p>
        </text:list-item>
        <text:list-item>
          <text:p text:style-name="P11"><text:span text:style-name="page_20_number"><text:span text:style-name="T8">Sensory data being retrieved</text:span></text:span></text:p>
        </text:list-item>
      </text:list>
      <text:list xml:id="list43325357" text:continue-list="list43352155" text:style-name="Outline">
        <text:list-item>
          <text:list>
            <text:list-item>
              <text:h text:style-name="Heading_20_2" text:outline-level="2"><text:bookmark-start text:name="_Toc12"/><text:soft-page-break/><text:span text:style-name="page_20_number"><text:span text:style-name="T9">2.4 General Constraints</text:span></text:span><text:bookmark-end text:name="_Toc12"/></text:h>
            </text:list-item>
          </text:list>
        </text:list-item>
      </text:list>
      <text:list xml:id="list8595366032961390892" text:style-name="WWNum5">
        <text:list-item>
          <text:p text:style-name="P23"><text:span text:style-name="page_20_number"><text:span text:style-name="T8">Minimal knowledge of Arduino commands and properties (debugging included).</text:span></text:span></text:p>
        </text:list-item>
        <text:list-item>
          <text:p text:style-name="P23"><text:span text:style-name="page_20_number"><text:span text:style-name="T8">Minimal experience with Raspbian OS and other Raspberry Pi applications.</text:span></text:span></text:p>
        </text:list-item>
        <text:list-item>
          <text:p text:style-name="P23"><text:span text:style-name="page_20_number"><text:span text:style-name="T8">No prior experience with a Wireless Arduino Module.</text:span></text:span></text:p>
        </text:list-item>
      </text:list>
      <text:p text:style-name="Standard"><text:span text:style-name="page_20_number"><text:span text:style-name="T8"/></text:span></text:p>
      <text:list xml:id="list43327385" text:continue-list="list43325357" text:style-name="Outline">
        <text:list-item>
          <text:list>
            <text:list-item>
              <text:h text:style-name="Heading_20_2" text:outline-level="2"><text:bookmark-start text:name="_Toc13"/><text:span text:style-name="page_20_number"><text:span text:style-name="T9">2.5 Assumptions and Dependencies</text:span></text:span><text:bookmark-end text:name="_Toc13"/></text:h>
            </text:list-item>
          </text:list>
        </text:list-item>
      </text:list>
      <text:p text:style-name="Text_20_body"><text:span text:style-name="page_20_number"><text:span text:style-name="T10">Assumptions</text:span></text:span><text:span text:style-name="page_20_number"><text:span text:style-name="T8">:</text:span></text:span></text:p>
      <text:list xml:id="list6928894341968504910" text:style-name="WWNum6">
        <text:list-item>
          <text:p text:style-name="P12"><text:span text:style-name="page_20_number"><text:span text:style-name="T8">Raspberry Pi operates via Raspbian OS</text:span></text:span></text:p>
        </text:list-item>
        <text:list-item>
          <text:p text:style-name="P12"><text:span text:style-name="page_20_number"><text:span text:style-name="T8">Wireless Arduino Module can be integrated via python</text:span></text:span></text:p>
        </text:list-item>
        <text:list-item>
          <text:p text:style-name="P12"><text:span text:style-name="page_20_number"><text:span text:style-name="T8">Camera and Pressure sensors will be provided</text:span></text:span></text:p>
        </text:list-item>
      </text:list>
      <text:p text:style-name="Text_20_body"><text:span text:style-name="page_20_number"><text:span text:style-name="T10">Dependencies</text:span></text:span><text:span text:style-name="page_20_number"><text:span text:style-name="T8">:</text:span></text:span></text:p>
      <text:list xml:id="list1219170639974920898" text:style-name="WWNum7">
        <text:list-item>
          <text:p text:style-name="P13"><text:span text:style-name="page_20_number"><text:span text:style-name="T8">Internet access to Raspberry Pi / Wireless Arduino Module</text:span></text:span></text:p>
        </text:list-item>
        <text:list-item>
          <text:p text:style-name="P13"><text:span text:style-name="page_20_number"><text:span text:style-name="T8">Quality of sensors provided</text:span></text:span></text:p>
          <text:p text:style-name="P13"><text:bookmark-start text:name="_Toc14"/><text:span text:style-name="page_20_number"><text:span text:style-name="T9"/></text:span></text:p>
        </text:list-item>
      </text:list>
      <text:list xml:id="list43327016" text:continue-list="list43327385" text:style-name="Outline">
        <text:list-item>
          <text:h text:style-name="Heading_20_1" text:outline-level="1"><text:span text:style-name="page_20_number"><text:span text:style-name="T9">3. Specific Requirements</text:span></text:span><text:bookmark-end text:name="_Toc14"/></text:h>
        </text:list-item>
      </text:list>
      <text:p text:style-name="Text_20_body"><text:span text:style-name="page_20_number"><text:span text:style-name="T8">This is the largest and most important section of the SRS. <text:s/>The customer requirements will be embodied within Section 2, but this section will give the D-requirements that are used to guide the project’s software design, implementation, and testing.</text:span></text:span></text:p>
      <text:p text:style-name="Text_20_body"><text:span text:style-name="page_20_number"><text:span text:style-name="T8"/></text:span></text:p>
      <text:p text:style-name="Text_20_body"><text:span text:style-name="page_20_number"><text:span text:style-name="T8">Each requirement in this section should be:</text:span></text:span></text:p>
      <text:list xml:id="list7880288082756661633" text:style-name="WWNum2">
        <text:list-item>
          <text:p text:style-name="P14"><text:span text:style-name="page_20_number"><text:span text:style-name="T8">Correct</text:span></text:span></text:p>
        </text:list-item>
        <text:list-item>
          <text:p text:style-name="P14"><text:span text:style-name="page_20_number"><text:span text:style-name="T8">Traceable (both forward and backward to prior/future artifacts)</text:span></text:span></text:p>
        </text:list-item>
        <text:list-item>
          <text:p text:style-name="P14"><text:span text:style-name="page_20_number"><text:span text:style-name="T8">Unambiguous</text:span></text:span></text:p>
        </text:list-item>
        <text:list-item>
          <text:p text:style-name="P14"><text:span text:style-name="page_20_number"><text:span text:style-name="T8">Verifiable (i.e., testable)</text:span></text:span></text:p>
        </text:list-item>
        <text:list-item>
          <text:p text:style-name="P14"><text:span text:style-name="page_20_number"><text:span text:style-name="T8">Prioritized (with respect to importance and/or stability)</text:span></text:span></text:p>
        </text:list-item>
        <text:list-item>
          <text:p text:style-name="P14"><text:span text:style-name="page_20_number"><text:span text:style-name="T8">Complete</text:span></text:span></text:p>
        </text:list-item>
        <text:list-item>
          <text:p text:style-name="P14"><text:span text:style-name="page_20_number"><text:span text:style-name="T8">Consistent</text:span></text:span></text:p>
        </text:list-item>
        <text:list-item>
          <text:p text:style-name="P14"><text:span text:style-name="page_20_number"><text:span text:style-name="T8">Uniquely identifiable (usually via numbering like 3.4.5.6)</text:span></text:span></text:p>
        </text:list-item>
      </text:list>
      <text:p text:style-name="Text_20_body"><text:span text:style-name="page_20_number"><text:span text:style-name="T8"/></text:span></text:p>
      <text:p text:style-name="Text_20_body"><text:span text:style-name="page_20_number"><text:span text:style-name="T8">Attention should be paid to <text:s/>carefully organize the requirements presented in this section so that they may be easily accessed and understood. <text:s/>Furthermore, this SRS is not a software design document, therefore one should avoid the tendency to over-constrain (and therefore design) the software project within this SRS.</text:span></text:span></text:p>
      <text:list xml:id="list43327415" text:continue-list="list43327016" text:style-name="Outline">
        <text:list-item>
          <text:list>
            <text:list-item>
              <text:h text:style-name="Heading_20_2" text:outline-level="2"><text:span text:style-name="page_20_number"><text:span text:style-name="T5"/></text:span></text:h>
            </text:list-item>
          </text:list>
        </text:list-item>
      </text:list>
      <text:p text:style-name="Text_20_body"><text:span text:style-name="page_20_number"><text:span text:style-name="T5"/></text:span></text:p>
      <text:p text:style-name="Text_20_body"><text:span text:style-name="page_20_number"><text:span text:style-name="T5"/></text:span></text:p>
      <text:p text:style-name="Text_20_body"><text:span text:style-name="page_20_number"><text:span text:style-name="T5"/></text:span></text:p>
      <text:list xml:id="list43328209" text:continue-numbering="true" text:style-name="Outline">
        <text:list-item>
          <text:list>
            <text:list-item>
              <text:h text:style-name="Heading_20_2" text:outline-level="2"><text:bookmark-start text:name="_Toc15"/><text:soft-page-break/><text:span text:style-name="page_20_number"><text:span text:style-name="T5">3.1 External Interface Requirements</text:span></text:span><text:bookmark-end text:name="_Toc15"/></text:h>
              <text:list>
                <text:list-item>
                  <text:h text:style-name="Heading_20_3" text:outline-level="3"><text:span text:style-name="page_20_number"><text:span text:style-name="T5"><text:s text:c="4"/></text:span></text:span><text:bookmark-start text:name="_Toc16"/><text:span text:style-name="page_20_number"><text:span text:style-name="T5">3.1.1 User Interfaces</text:span></text:span><text:bookmark-end text:name="_Toc16"/></text:h>
                </text:list-item>
              </text:list>
            </text:list-item>
          </text:list>
        </text:list-item>
      </text:list>
      <text:p text:style-name="Standard"><text:s text:c="7"/>Windows/Linux OS based interface for script writing.</text:p>
      <text:list xml:id="list43336675" text:continue-numbering="true" text:style-name="Outline">
        <text:list-item>
          <text:list>
            <text:list-item>
              <text:list>
                <text:list-item>
                  <text:h text:style-name="Heading_20_3" text:outline-level="3"><text:span text:style-name="page_20_number"><text:span text:style-name="T5"><text:s text:c="4"/></text:span></text:span><text:bookmark-start text:name="_Toc17"/><text:span text:style-name="page_20_number"><text:span text:style-name="T5">3.1.2 Hardware Interfaces</text:span></text:span><text:bookmark-end text:name="_Toc17"/></text:h>
                </text:list-item>
              </text:list>
            </text:list-item>
          </text:list>
        </text:list-item>
      </text:list>
      <text:list xml:id="list1155892022741636465" text:style-name="WWNum8">
        <text:list-item>
          <text:p text:style-name="P24">Wireless Arduino Module</text:p>
        </text:list-item>
        <text:list-item>
          <text:p text:style-name="P24">Raspberry Pi</text:p>
        </text:list-item>
        <text:list-item>
          <text:p text:style-name="P24">Sensors</text:p>
        </text:list-item>
      </text:list>
      <text:list xml:id="list43342969" text:continue-list="list43336675" text:style-name="Outline">
        <text:list-item>
          <text:list>
            <text:list-item>
              <text:list>
                <text:list-item>
                  <text:h text:style-name="Heading_20_3" text:outline-level="3"><text:span text:style-name="page_20_number"><text:span text:style-name="T5"><text:s text:c="4"/></text:span></text:span><text:bookmark-start text:name="_Toc18"/><text:span text:style-name="page_20_number"><text:span text:style-name="T5">3.1.3 Software Interfaces</text:span></text:span><text:bookmark-end text:name="_Toc18"/></text:h>
                </text:list-item>
              </text:list>
            </text:list-item>
          </text:list>
        </text:list-item>
      </text:list>
      <text:list xml:id="list7816510653271819702" text:style-name="WWNum10">
        <text:list-item>
          <text:p text:style-name="P25">Sublime Text</text:p>
        </text:list-item>
        <text:list-item>
          <text:p text:style-name="P25">Microsoft Visual Studio Code</text:p>
        </text:list-item>
        <text:list-item>
          <text:p text:style-name="P25">Command Prompt / Terminal</text:p>
        </text:list-item>
        <text:list-item>
          <text:p text:style-name="P25">Web Browser (preferably Google Chrome)</text:p>
        </text:list-item>
      </text:list>
      <text:list xml:id="list43347593" text:continue-list="list43342969" text:style-name="Outline">
        <text:list-item>
          <text:list>
            <text:list-item>
              <text:list>
                <text:list-item>
                  <text:h text:style-name="Heading_20_3" text:outline-level="3"><text:span text:style-name="page_20_number"><text:span text:style-name="T5"><text:s text:c="4"/></text:span></text:span><text:bookmark-start text:name="_Toc19"/><text:span text:style-name="page_20_number"><text:span text:style-name="T5">3.1.4 Communications Interfaces</text:span></text:span><text:bookmark-end text:name="_Toc19"/></text:h>
                </text:list-item>
              </text:list>
            </text:list-item>
          </text:list>
        </text:list-item>
      </text:list>
      <text:list xml:id="list7401047036359440185" text:style-name="WWNum11">
        <text:list-item>
          <text:p text:style-name="P26">Wireless Arduino Module</text:p>
        </text:list-item>
        <text:list-item>
          <text:p text:style-name="P26">Web-Hosting (preferably via herokuapp)</text:p>
        </text:list-item>
      </text:list>
      <text:list xml:id="list43349842" text:continue-list="list43347593" text:style-name="Outline">
        <text:list-item>
          <text:list>
            <text:list-item>
              <text:h text:style-name="Heading_20_2" text:outline-level="2"><text:bookmark-start text:name="_Toc20"/><text:span text:style-name="page_20_number"><text:span text:style-name="T5">3.2 Functional Requirements</text:span></text:span><text:bookmark-end text:name="_Toc20"/></text:h>
            </text:list-item>
          </text:list>
        </text:list-item>
      </text:list>
      <text:p text:style-name="Text_20_body"><text:span text:style-name="page_20_number"><text:span text:style-name="T8">This section describes specific features of the software project. <text:s/>If desired, some requirements may be specified in the use-case format and listed in the Use Cases Section.</text:span></text:span></text:p>
      <text:list xml:id="list43346106" text:continue-numbering="true" text:style-name="Outline">
        <text:list-item>
          <text:list>
            <text:list-item>
              <text:list>
                <text:list-item>
                  <text:h text:style-name="Heading_20_3" text:outline-level="3"><text:span text:style-name="page_20_number"><text:span text:style-name="T5"><text:s text:c="4"/></text:span></text:span><text:bookmark-start text:name="_Toc21"/><text:span text:style-name="page_20_number"><text:span text:style-name="T5">3.2.1 </text:span></text:span><text:bookmark-end text:name="_Toc21"/><text:span text:style-name="page_20_number"><text:span text:style-name="T5">Wireless automation</text:span></text:span></text:h>
                </text:list-item>
              </text:list>
            </text:list-item>
          </text:list>
        </text:list-item>
      </text:list>
      <text:p text:style-name="Standard"><text:span text:style-name="page_20_number"><text:s text:c="6"/>3.2.1.1 </text:span><text:span text:style-name="page_20_number"><text:span text:style-name="T1">Introduction</text:span></text:span><text:span text:style-name="page_20_number">: This feature allows the user to press a button on the GUI to turn on the <text:tab/><text:tab/>underwater fish robot model.</text:span></text:p>
      <text:p text:style-name="Standard"><text:span text:style-name="page_20_number"><text:s text:c="6"/>3.2.1.2 </text:span><text:span text:style-name="page_20_number"><text:span text:style-name="T1">Input</text:span></text:span><text:span text:style-name="page_20_number">: User-click on the developed GUI will send information to the Arduino <text:tab/><text:tab/><text:tab/>module, in-turn switching the robot on/off. <text:s/></text:span></text:p>
      <text:p text:style-name="Standard"><text:span text:style-name="page_20_number"><text:s text:c="6"/>3.2.1.3 </text:span><text:span text:style-name="page_20_number"><text:span text:style-name="T1">Processing</text:span></text:span><text:span text:style-name="page_20_number">: Code from a python script will execute to perform required Arduino <text:tab/><text:tab/>commands via the Wireless module.</text:span></text:p>
      <text:p text:style-name="Standard"><text:span text:style-name="page_20_number"><text:tab/> <text:s/>3.2.1.4 </text:span><text:span text:style-name="page_20_number"><text:span text:style-name="T1">Outputs</text:span></text:span><text:span text:style-name="page_20_number">: The robot will start operating and the GUI will display sensor information. </text:span></text:p>
      <text:p text:style-name="Standard"><text:span text:style-name="page_20_number"><text:tab/> <text:s/>3.2.1.5 </text:span><text:span text:style-name="page_20_number"><text:span text:style-name="T1">Error Handling</text:span></text:span><text:span text:style-name="page_20_number"> (To be found out)</text:span></text:p>
      <text:p text:style-name="Standard"><text:span text:style-name="page_20_number"/></text:p>
      <text:list xml:id="list43341615" text:continue-numbering="true" text:style-name="Outline">
        <text:list-item>
          <text:list>
            <text:list-item>
              <text:list>
                <text:list-item>
                  <text:h text:style-name="Heading_20_3" text:outline-level="3"><text:span text:style-name="page_20_number"><text:span text:style-name="T5"><text:s text:c="4"/></text:span></text:span><text:bookmark-start text:name="_Toc22"/><text:span text:style-name="page_20_number"><text:span text:style-name="T5">3.2.2</text:span></text:span><text:bookmark-end text:name="_Toc22"/><text:span text:style-name="page_20_number"><text:span text:style-name="T5"> Sensory Data Retrieval</text:span></text:span></text:h>
                </text:list-item>
              </text:list>
            </text:list-item>
          </text:list>
        </text:list-item>
      </text:list>
      <text:p text:style-name="Standard"><text:tab/><text:tab/>3.2.2.1 <text:span text:style-name="T1">Introduction: </text:span>This feature allows the user to view the data received by the inbuilt <text:tab/><text:tab/>sensors on the robot fish model.</text:p>
      <text:p text:style-name="Standard"><text:tab/><text:tab/>3.2.2.2 <text:span text:style-name="T1">Input: </text:span>No Input is required (up to the user’s discretion)</text:p>
      <text:p text:style-name="Standard"><text:tab/><text:tab/>3.2.2.3 <text:span text:style-name="T1">Processing: </text:span>Data from sensors is interpreted by the Raspberry Pi and is hosted on the <text:tab/><text:tab/>web-server via a flask-python script. This website can be viewed by the user on the GUI <text:tab/><text:tab/>present on the user’s end.</text:p>
      <text:p text:style-name="Standard"><text:tab/><text:tab/>3.2.2.4 <text:span text:style-name="T1">Output: </text:span><text:span text:style-name="page_20_number">The GUI will display all sensors’ information.</text:span></text:p>
      <text:p text:style-name="Standard"><text:span text:style-name="page_20_number"><text:tab/><text:tab/>3.2.2.5 </text:span><text:span text:style-name="page_20_number"><text:span text:style-name="T1">Error Handling</text:span></text:span><text:span text:style-name="page_20_number"> (To be found out)</text:span></text:p>
      <text:p text:style-name="Standard"><text:span text:style-name="page_20_number"><text:s/></text:span><text:span text:style-name="T1"><text:s/></text:span><text:s/><text:span text:style-name="T1"><text:s/></text:span></text:p>
      <text:list xml:id="list43340280" text:continue-numbering="true" text:style-name="Outline">
        <text:list-item>
          <text:list>
            <text:list-item>
              <text:h text:style-name="Heading_20_2" text:outline-level="2"><text:bookmark-start text:name="_Toc23"/><text:soft-page-break/><text:span text:style-name="page_20_number"><text:span text:style-name="T5">3.3 Classes / Objects</text:span></text:span><text:bookmark-end text:name="_Toc23"/><text:span text:style-name="page_20_number"><text:span text:style-name="T5"> (To be Disclosed)</text:span></text:span></text:h>
              <text:list>
                <text:list-item>
                  <text:h text:style-name="Heading_20_3" text:outline-level="3"><text:span text:style-name="page_20_number"><text:span text:style-name="T5"><text:s text:c="4"/></text:span></text:span><text:bookmark-start text:name="_Toc24"/><text:span text:style-name="page_20_number"><text:span text:style-name="T5">3.3.1 &lt;Class / Object #1&gt;</text:span></text:span><text:bookmark-end text:name="_Toc24"/></text:h>
                </text:list-item>
              </text:list>
            </text:list-item>
          </text:list>
        </text:list-item>
      </text:list>
      <text:p text:style-name="Standard"><text:span text:style-name="page_20_number"><text:tab/><text:tab/>3.3.1.1 Attributes</text:span></text:p>
      <text:p text:style-name="Standard"><text:span text:style-name="page_20_number"><text:tab/><text:tab/>3.3.1.2 Functions</text:span></text:p>
      <text:p text:style-name="Standard"><text:span text:style-name="page_20_number"><text:tab/><text:tab/>&lt;Reference to functional requirements and/or use cases&gt;</text:span></text:p>
      <text:list xml:id="list43328667" text:continue-numbering="true" text:style-name="Outline">
        <text:list-item>
          <text:list>
            <text:list-item>
              <text:list>
                <text:list-item>
                  <text:h text:style-name="Heading_20_3" text:outline-level="3"><text:span text:style-name="page_20_number"><text:span text:style-name="T5"><text:s text:c="4"/></text:span></text:span><text:bookmark-start text:name="_Toc25"/><text:span text:style-name="page_20_number"><text:span text:style-name="T5">3.3.2 &lt;Class / Object #2&gt;</text:span></text:span><text:bookmark-end text:name="_Toc25"/></text:h>
                </text:list-item>
              </text:list>
            </text:list-item>
            <text:list-item>
              <text:h text:style-name="Heading_20_2" text:outline-level="2"><text:bookmark-start text:name="_Toc26"/><text:span text:style-name="page_20_number"><text:span text:style-name="T5">3.4 Non-Functional Requirements</text:span></text:span><text:bookmark-end text:name="_Toc26"/></text:h>
            </text:list-item>
          </text:list>
        </text:list-item>
      </text:list>
      <text:p text:style-name="Text_20_body"><text:span text:style-name="page_20_number"><text:span text:style-name="T8">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text:span></text:span></text:p>
      <text:p text:style-name="Text_20_body"><text:span text:style-name="page_20_number"><text:s/></text:span></text:p>
      <text:list xml:id="list43344749" text:continue-numbering="true" text:style-name="Outline">
        <text:list-item>
          <text:list>
            <text:list-item>
              <text:list>
                <text:list-item>
                  <text:h text:style-name="Heading_20_3" text:outline-level="3"><text:span text:style-name="page_20_number"><text:span text:style-name="T5"><text:s text:c="4"/></text:span></text:span><text:bookmark-start text:name="_Toc27"/><text:span text:style-name="page_20_number"><text:span text:style-name="T5">3.4.1 Performance</text:span></text:span><text:bookmark-end text:name="_Toc27"/></text:h>
                </text:list-item>
                <text:list-item>
                  <text:h text:style-name="Heading_20_3" text:outline-level="3"><text:bookmark-start text:name="_Toc28"/><text:span text:style-name="page_20_number"><text:span text:style-name="T5"><text:tab/><text:tab/></text:span></text:span><text:span text:style-name="page_20_number"><text:span text:style-name="T7">Will be found.</text:span></text:span></text:h>
                </text:list-item>
                <text:list-item>
                  <text:h text:style-name="Heading_20_3" text:outline-level="3"><text:span text:style-name="page_20_number"><text:span text:style-name="T5"><text:s text:c="4"/>3.4.2 Reliability</text:span></text:span><text:bookmark-end text:name="_Toc28"/></text:h>
                </text:list-item>
                <text:list-item>
                  <text:h text:style-name="Heading_20_3" text:outline-level="3"><text:bookmark-start text:name="_Toc29"/><text:span text:style-name="page_20_number"><text:span text:style-name="T5"><text:tab/><text:tab/></text:span></text:span><text:span text:style-name="page_20_number"><text:span text:style-name="T7">Will be found.</text:span></text:span></text:h>
                </text:list-item>
                <text:list-item>
                  <text:h text:style-name="Heading_20_3" text:outline-level="3"><text:span text:style-name="page_20_number"><text:span text:style-name="T5"><text:s text:c="4"/>3.4.3 Availability</text:span></text:span><text:bookmark-end text:name="_Toc29"/></text:h>
                </text:list-item>
                <text:list-item>
                  <text:h text:style-name="Heading_20_3" text:outline-level="3"><text:bookmark-start text:name="_Toc30"/><text:span text:style-name="page_20_number"><text:span text:style-name="T5"><text:tab/><text:tab/></text:span></text:span><text:span text:style-name="page_20_number"><text:span text:style-name="T7">Raspberry Pi should be available for script running.</text:span></text:span></text:h>
                </text:list-item>
                <text:list-item>
                  <text:h text:style-name="Heading_20_3" text:outline-level="3"><text:span text:style-name="page_20_number"><text:span text:style-name="T5"><text:s text:c="4"/>3.4.4 Security</text:span></text:span><text:bookmark-end text:name="_Toc30"/><text:bookmark-start text:name="_Toc31"/></text:h>
                </text:list-item>
                <text:list-item>
                  <text:h text:style-name="Heading_20_3" text:outline-level="3"><text:span text:style-name="page_20_number"><text:span text:style-name="T5"><text:s text:c="4"/>3.4.5 Maintainability</text:span></text:span><text:bookmark-end text:name="_Toc31"/><text:bookmark-start text:name="_Toc32"/></text:h>
                </text:list-item>
                <text:list-item>
                  <text:h text:style-name="Heading_20_3" text:outline-level="3"><text:span text:style-name="page_20_number"><text:span text:style-name="T5"><text:s text:c="4"/>3.4.6 Portability</text:span></text:span><text:bookmark-end text:name="_Toc32"/></text:h>
                </text:list-item>
              </text:list>
            </text:list-item>
          </text:list>
        </text:list-item>
      </text:list>
      <text:p text:style-name="Standard"><text:tab/><text:tab/>Waterproof and Compact Raspberry Pi.</text:p>
      <text:p text:style-name="Standard"><text:span text:style-name="page_20_number"/></text:p>
      <text:list xml:id="list43336628" text:continue-numbering="true" text:style-name="Outline">
        <text:list-item>
          <text:list>
            <text:list-item>
              <text:h text:style-name="Heading_20_2" text:outline-level="2"><text:bookmark-start text:name="_Toc33"/><text:span text:style-name="page_20_number"><text:span text:style-name="T9">3.5 Inverse Requirements</text:span></text:span><text:bookmark-end text:name="_Toc33"/></text:h>
            </text:list-item>
          </text:list>
        </text:list-item>
      </text:list>
      <text:list xml:id="list2044755638841337813" text:style-name="WWNum13">
        <text:list-item>
          <text:p text:style-name="P15"><text:span text:style-name="page_20_number"><text:span text:style-name="T8">Only a simple GUI for control must be established. </text:span></text:span></text:p>
        </text:list-item>
        <text:list-item>
          <text:p text:style-name="P15"><text:span text:style-name="page_20_number"><text:span text:style-name="T8">An easy to use interface must be developed.</text:span></text:span></text:p>
        </text:list-item>
      </text:list>
      <text:list xml:id="list43338199" text:continue-list="list43336628" text:style-name="Outline">
        <text:list-item>
          <text:list>
            <text:list-item>
              <text:h text:style-name="Heading_20_2" text:outline-level="2"><text:bookmark-start text:name="_Toc34"/><text:span text:style-name="page_20_number"><text:span text:style-name="T9">3.6 Design Constraints</text:span></text:span><text:bookmark-end text:name="_Toc34"/></text:h>
            </text:list-item>
          </text:list>
        </text:list-item>
      </text:list>
      <text:list xml:id="list8949033925519387867" text:style-name="WWNum12">
        <text:list-item>
          <text:p text:style-name="P16"><text:span text:style-name="page_20_number"><text:span text:style-name="T8">Lack of internet in areas of operation of the robot.</text:span></text:span></text:p>
        </text:list-item>
        <text:list-item>
          <text:p text:style-name="P16"><text:span text:style-name="page_20_number"><text:span text:style-name="T8">Lack of wide range on the communication via wireless Arduino module.</text:span></text:span></text:p>
        </text:list-item>
      </text:list>
      <text:list xml:id="list43354876" text:continue-list="list43338199" text:style-name="Outline">
        <text:list-item>
          <text:list>
            <text:list-item>
              <text:h text:style-name="Heading_20_2" text:outline-level="2"><text:bookmark-start text:name="_Toc35"/><text:span text:style-name="page_20_number"><text:span text:style-name="T9">3.7 Logical Database Requirements</text:span></text:span><text:bookmark-end text:name="_Toc35"/></text:h>
            </text:list-item>
          </text:list>
        </text:list-item>
      </text:list>
      <text:p text:style-name="Text_20_body"><text:span text:style-name="page_20_number"><text:span text:style-name="T8">A Database storing the sensory information will be used. The data from the created database will be hosted on a web-server, hence becoming accessible to the user via the developed GUI.</text:span></text:span></text:p>
      <text:list xml:id="list43332511" text:continue-numbering="true" text:style-name="Outline">
        <text:list-item>
          <text:list>
            <text:list-item>
              <text:h text:style-name="Heading_20_2" text:outline-level="2"><text:bookmark-start text:name="_Toc36"/><text:span text:style-name="page_20_number"><text:span text:style-name="T9">3.8 Other Requirements</text:span></text:span><text:bookmark-end text:name="_Toc36"/></text:h>
            </text:list-item>
          </text:list>
        </text:list-item>
      </text:list>
      <text:p text:style-name="Text_20_body"><text:span text:style-name="page_20_number"><text:span text:style-name="T8"><text:s text:c="5"/>To be discovered.</text:span></text:span></text:p>
      <text:list xml:id="list43352431" text:continue-numbering="true" text:style-name="Outline">
        <text:list-item>
          <text:h text:style-name="Heading_20_1" text:outline-level="1"><text:bookmark-start text:name="_Toc37"/><text:soft-page-break/><text:span text:style-name="page_20_number"><text:span text:style-name="T5">A. Appendices</text:span></text:span><text:bookmark-end text:name="_Toc37"/></text:h>
        </text:list-item>
      </text:list>
      <text:p text:style-name="Text_20_body"><text:span text:style-name="page_20_number"><text:span text:style-name="T8"><text:tab/>Will fill it along the way.</text:span></text:span></text:p>
      <text:list xml:id="list43343108" text:continue-numbering="true" text:style-name="Outline">
        <text:list-item>
          <text:list>
            <text:list-item>
              <text:h text:style-name="Heading_20_2" text:outline-level="2"><text:bookmark-start text:name="_Toc38"/><text:span text:style-name="page_20_number"><text:span text:style-name="T5">A.1 Appendix 1</text:span></text:span><text:bookmark-end text:name="_Toc38"/></text:h>
            </text:list-item>
            <text:list-item>
              <text:h text:style-name="Heading_20_2" text:outline-level="2"><text:bookmark-start text:name="_Toc39"/><text:span text:style-name="page_20_number"><text:span text:style-name="T5">A.2 Appendix 2</text:span></text:span><text:bookmark-end text:name="_Toc39"/></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ans" svg:font-family="Open-sans, sans-serif"/>
    <style:font-face style:name="Roboto" svg:font-family="Roboto, sans-serif"/>
    <style:font-face style:name="arial" svg:font-family="arial, sans-serif"/>
    <style:font-face style:name="sans-serif" svg:font-family="sans-serif"/>
    <style:font-face style:name="Lucida Sans1" svg:font-family="'Lucida Sans'" style:font-family-generic="swiss"/>
    <style:font-face style:name="Times3" svg:font-family="Times" style:font-family-generic="swiss"/>
    <style:font-face style:name="Courier New" svg:font-family="'Courier New'" style:font-adornments="Regular" style:font-family-generic="modern" style:font-pitch="fixed"/>
    <style:font-face style:name="Adine Kirnberg Alternate" svg:font-family="'Adine Kirnberg Alternate'"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Regular" style:font-family-generic="swiss" style:font-pitch="variable"/>
    <style:font-face style:name="Times1" svg:font-family="Times" style:font-family-generic="swiss"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7cm" style:writing-mode="page"/>
      <style:text-properties style:use-window-font-color="true" style:font-name="Times New Roman" fo:font-size="10pt" fo:language="en" fo:country="US" style:font-name-asian="Arial Unicode M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ab-stops>
          <style:tab-stop style:position="0.318cm"/>
          <style:tab-stop style:position="0.635cm"/>
          <style:tab-stop style:position="1.27cm"/>
        </style:tab-stops>
      </style:paragraph-properties>
      <style:text-properties fo:color="#000000" style:font-name="Times" fo:font-size="12pt" style:text-underline-style="none" style:font-size-asian="12pt" style:font-name-complex="Arial Unicode MS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orphans="2" fo:widows="2" style:writing-mode="lr-tb">
        <style:tab-stops>
          <style:tab-stop style:position="0.318cm"/>
          <style:tab-stop style:position="0.635cm"/>
          <style:tab-stop style:position="1.27cm"/>
        </style:tab-stops>
      </style:paragraph-properties>
      <style:text-properties fo:color="#000000" style:font-name="Times" fo:font-size="12pt" fo:font-style="italic" style:text-underline-style="none" style:font-size-asian="12pt" style:font-style-asian="italic" style:font-name-complex="Arial Unicode MS1" style:font-size-complex="12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fo:orphans="2" fo:widows="2" fo:keep-with-next="always" style:writing-mode="lr-tb">
        <style:tab-stops>
          <style:tab-stop style:position="0.318cm"/>
          <style:tab-stop style:position="0.635cm"/>
          <style:tab-stop style:position="1.27cm"/>
        </style:tab-stops>
      </style:paragraph-properties>
      <style:text-properties fo:color="#000000" style:font-name="Times1" fo:font-size="16pt" style:text-underline-style="none" fo:font-weight="bold" style:font-name-asian="Times2" style:font-size-asian="16pt" style:font-weight-asian="bold" style:font-name-complex="Times2" style:font-size-complex="16pt"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423cm" fo:margin-bottom="0.212cm" fo:orphans="2" fo:widows="2" fo:keep-with-next="always" style:writing-mode="lr-tb">
        <style:tab-stops>
          <style:tab-stop style:position="0.318cm"/>
          <style:tab-stop style:position="0.635cm"/>
          <style:tab-stop style:position="1.27cm"/>
        </style:tab-stops>
      </style:paragraph-properties>
      <style:text-properties fo:color="#000000" style:font-name="Times1" fo:font-size="14pt" style:text-underline-style="none" fo:font-weight="bold" style:font-name-asian="Times2" style:font-size-asian="14pt" style:font-weight-asian="bold" style:font-name-complex="Times2" style:font-size-complex="14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12cm" fo:margin-bottom="0.106cm" fo:orphans="2" fo:widows="2" fo:keep-with-next="always" style:writing-mode="lr-tb">
        <style:tab-stops>
          <style:tab-stop style:position="0.318cm"/>
          <style:tab-stop style:position="0.635cm"/>
          <style:tab-stop style:position="1.27cm"/>
        </style:tab-stops>
      </style:paragraph-properties>
      <style:text-properties fo:color="#000000" style:font-name="Times1" fo:font-size="12pt" style:text-underline-style="none" fo:font-weight="bold" style:font-name-asian="Times2" style:font-size-asian="12pt" style:font-weight-asian="bold" style:font-name-complex="Times2" style:font-size-complex="12pt" style:font-weight-complex="bold"/>
    </style:style>
    <style:style style:name="Header" style:family="paragraph" style:parent-style-name="Standard" style:default-outline-level="" style:list-style-name="" style:class="extra">
      <style:paragraph-properties fo:orphans="2" fo:widows="2" text:number-lines="false" text:line-number="0" style:writing-mode="lr-tb">
        <style:tab-stops>
          <style:tab-stop style:position="0.318cm"/>
          <style:tab-stop style:position="0.635cm"/>
          <style:tab-stop style:position="1.27cm"/>
          <style:tab-stop style:position="7.62cm" style:type="center"/>
          <style:tab-stop style:position="15.24cm" style:type="right"/>
        </style:tab-stops>
      </style:paragraph-properties>
      <style:text-properties fo:color="#000000" style:font-name="Times" fo:font-size="12pt" style:text-underline-style="none" style:font-size-asian="12pt" style:font-name-complex="Arial Unicode MS1" style:font-size-complex="12pt"/>
    </style:style>
    <style:style style:name="Footer" style:family="paragraph" style:parent-style-name="Standard" style:default-outline-level="" style:list-style-name="" style:class="extra">
      <style:paragraph-properties fo:orphans="2" fo:widows="2" text:number-lines="false" text:line-number="0" style:writing-mode="lr-tb">
        <style:tab-stops>
          <style:tab-stop style:position="0.318cm"/>
          <style:tab-stop style:position="0.635cm"/>
          <style:tab-stop style:position="1.27cm"/>
          <style:tab-stop style:position="7.62cm" style:type="center"/>
          <style:tab-stop style:position="15.24cm" style:type="right"/>
        </style:tab-stops>
      </style:paragraph-properties>
      <style:text-properties fo:color="#000000" style:font-name="Times" fo:font-size="12pt" style:text-underline-style="none" style:font-size-asian="12pt" style:font-name-complex="Arial Unicode MS1" style:font-size-complex="12pt"/>
    </style:style>
    <style:style style:name="Title" style:family="paragraph" style:parent-style-name="Heading" style:next-style-name="Subtitle" style:default-outline-level="" style:list-style-name="" style:class="chapter">
      <style:paragraph-properties fo:text-align="center" style:justify-single-word="false" fo:orphans="2" fo:widows="2" style:writing-mode="lr-tb">
        <style:tab-stops>
          <style:tab-stop style:position="0.318cm"/>
          <style:tab-stop style:position="0.635cm"/>
          <style:tab-stop style:position="1.27cm"/>
        </style:tab-stops>
      </style:paragraph-properties>
      <style:text-properties fo:color="#000000" style:font-name="Times1" fo:font-size="16pt" style:text-underline-style="none" fo:font-weight="bold" style:font-size-asian="16pt" style:font-weight-asian="bold" style:font-name-complex="Arial Unicode MS1"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_26__20_Footer" style:display-name="Header &amp; Footer" style:family="paragraph" style:default-outline-level="" style:list-style-name="">
      <style:paragraph-properties fo:orphans="2" fo:widows="2" style:writing-mode="lr-tb">
        <style:tab-stops>
          <style:tab-stop style:position="15.91cm" style:type="right"/>
        </style:tab-stops>
      </style:paragraph-properties>
      <style:text-properties fo:color="#000000" style:font-name="Helvetica" fo:font-size="12pt" style:font-name-asian="Helvetica1" style:font-size-asian="12pt" style:font-name-complex="Helvetica1" style:font-size-complex="12pt"/>
    </style:style>
    <style:style style:name="Contents_20_1" style:display-name="Contents 1" style:family="paragraph" style:parent-style-name="Index" style:default-outline-level="" style:list-style-name="" style:class="index">
      <style:paragraph-properties fo:margin-left="0cm" fo:margin-right="0cm" fo:margin-top="0.212cm" fo:margin-bottom="0.212cm" fo:orphans="2" fo:widows="2" fo:text-indent="0cm" style:auto-text-indent="false" style:writing-mode="lr-tb">
        <style:tab-stops>
          <style:tab-stop style:position="16.475cm" style:type="right" style:leader-style="dotted" style:leader-text="."/>
        </style:tab-stops>
      </style:paragraph-properties>
      <style:text-properties fo:text-transform="uppercase" fo:color="#000000" style:font-name="Times" style:text-underline-style="none" fo:font-weight="bold" style:font-name-asian="Times2" style:font-weight-asian="bold" style:font-name-complex="Times3" style:font-weight-complex="bold"/>
    </style:style>
    <style:style style:name="Contents_20_2" style:display-name="Contents 2" style:family="paragraph" style:parent-style-name="Index" style:default-outline-level="" style:list-style-name="" style:class="index">
      <style:paragraph-properties fo:margin-left="0.423cm" fo:margin-right="0cm" fo:orphans="2" fo:widows="2" fo:text-indent="0cm" style:auto-text-indent="false" style:writing-mode="lr-tb">
        <style:tab-stops>
          <style:tab-stop style:position="16.475cm" style:type="right" style:leader-style="dotted" style:leader-text="."/>
        </style:tab-stops>
      </style:paragraph-properties>
      <style:text-properties fo:font-variant="small-caps" fo:color="#000000" style:font-name="Times" style:text-underline-style="none" style:font-name-asian="Times2" style:font-name-complex="Times3"/>
    </style:style>
    <style:style style:name="Contents_20_3" style:display-name="Contents 3" style:family="paragraph" style:parent-style-name="Index" style:default-outline-level="" style:list-style-name="" style:class="index">
      <style:paragraph-properties fo:margin-left="0.847cm" fo:margin-right="0cm" fo:orphans="2" fo:widows="2" fo:text-indent="0cm" style:auto-text-indent="false" style:writing-mode="lr-tb">
        <style:tab-stops>
          <style:tab-stop style:position="16.475cm" style:type="right" style:leader-style="dotted" style:leader-text="."/>
        </style:tab-stops>
      </style:paragraph-properties>
      <style:text-properties fo:color="#000000" style:font-name="Times" fo:font-style="italic" style:text-underline-style="none" style:font-name-asian="Times2" style:font-style-asian="italic" style:font-name-complex="Times3"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variant="normal" fo:text-transform="none" style:text-outline="false"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font-relief="none"/>
    </style:style>
    <style:style style:name="ListLabel_20_3" style:display-name="ListLabel 3"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Head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MP2" style:family="paragraph" style:parent-style-name="Footer">
      <style:paragraph-properties>
        <style:tab-stops>
          <style:tab-stop style:position="0.318cm"/>
          <style:tab-stop style:position="0.635cm"/>
          <style:tab-stop style:position="1.27cm"/>
          <style:tab-stop style:position="8.255cm" style:type="center"/>
          <style:tab-stop style:position="16.475cm" style:type="right"/>
        </style:tab-stops>
      </style:paragraph-properties>
    </style:style>
    <style:style style:name="MT1"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tab/><text:tab/></text:span></text:p>
      </style:header>
      <style:footer>
        <text:p text:style-name="MP2"><text:span text:style-name="page_20_number">CS 258 Software Engineering <text:s text:c="27"/><text:tab/>Software Requirements Specification Template<text:tab/><text:tab/></text:span></text:p>
      </style:footer>
    </style:master-page>
    <style:master-page style:name="Converted1" style:page-layout-name="Mpm1">
      <style:header>
        <text:p text:style-name="MP1"><text:span text:style-name="page_20_number"><text:tab/><text:tab/>&lt;Project Name&gt;</text:span></text:p>
      </style:header>
      <style:footer>
        <text:p text:style-name="MP2"><text:span text:style-name="page_20_number">Software Requirements Specification<text:tab/><text:tab/>Page </text:span><text:page-number text:select-page="current">10</text:page-number><text:span text:style-name="page_20_number"><text:tab/><text:tab/></text:span></text:p>
      </style:footer>
    </style:master-page>
    <style:master-page style:name="Converted2" style:page-layout-name="Mpm2">
      <style:header>
        <text:p text:style-name="Header_20__26__20_Footer"/>
      </style:header>
      <style:footer>
        <text:p text:style-name="Header_20__26__20_Footer"/>
      </style:footer>
    </style:master-page>
    <style:master-page style:name="First_20_Page" style:display-name="First Page" style:page-layout-name="Mpm3" style:next-style-name="Standard"/>
    <style:master-page style:name="Converted3" style:page-layout-name="Mpm1">
      <style:header>
        <text:p text:style-name="MP1"><text:span text:style-name="page_20_number"><text:tab/><text:tab/>GUI for Underwater Robotics</text:span></text:p>
      </style:header>
      <style:footer>
        <text:p text:style-name="MP2"><text:span text:style-name="page_20_number">Software Requirements Specification<text:tab/><text:tab/>Page </text:span><text:page-number text:select-page="current">10</text:page-number><text:span text:style-name="page_20_number"><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Yasasvi Peruvemba</dc:creator>
    <meta:editing-cycles>43</meta:editing-cycles>
    <meta:creation-date>2016-01-13T05:58:00</meta:creation-date>
    <dc:date>2019-01-25T23:13:49.02</dc:date>
    <meta:editing-duration>PT3H1M17S</meta:editing-duration>
    <meta:generator>OpenOffice/4.1.5$Win32 OpenOffice.org_project/415m1$Build-9789</meta:generator>
    <meta:document-statistic meta:table-count="2" meta:image-count="0" meta:object-count="0" meta:page-count="10" meta:paragraph-count="210" meta:word-count="1610" meta:character-count="106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